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TW" svg:font-family="'AR PL UMing TW'" style:font-family-generic="system" style:font-pitch="variable"/>
    <style:font-face style:name="FreeSans" svg:font-family="FreeSans" style:font-family-generic="system" style:font-pitch="variable"/>
    <style:font-face style:name="文泉驛微米黑" svg:font-family="文泉驛微米黑" style:font-family-generic="system" style:font-pitch="variable"/>
    <style:font-face style:name="開放黑體" svg:font-family="開放黑體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默认-title">
      <style:graphic-properties fo:min-height="3.506cm"/>
    </style:style>
    <style:style style:name="pr2" style:family="presentation" style:parent-style-name="默认-subtitle">
      <style:graphic-properties draw:fill-color="#ffffff" fo:min-height="12.179cm"/>
    </style:style>
    <style:style style:name="pr3" style:family="presentation" style:parent-style-name="默认-notes">
      <style:graphic-properties draw:fill-color="#ffffff" fo:min-height="13.364cm"/>
    </style:style>
    <style:style style:name="pr4" style:family="presentation" style:parent-style-name="默认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style:font-size-asian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4cm" presentation:class="subtitle">
          <draw:text-box>
            <text:p>The Banking Challeng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默认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 have a house in Texas worth USD 300,000 with about USD 20,000 mortgage</text:p>
              </text:list-item>
              <text:list-item>
                <text:p>What I would like is a line of credit secured against that house settled in bitcoin. <text:s/>I intend to use this line of credit to fund small businesses in Hong Kong</text:p>
              </text:list-item>
              <text:list-item>
                <text:p>Interest rates negotiable but I would be willing to pay about 5%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默认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 will pay a USD 2,000 fee to any group that makes this loan happen, and allow that group to access USD 10,000 of the credit limi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默认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e reward is not enough for the time and energy that will be necessary to put into this effort.</text:p>
              </text:list-item>
              <text:list-item>
                <text:p>But if you get a channel going, you can use it to create loans for other borrows. <text:s/>There are lots of people in Mainland China and Hong Kong that have property in the US, and if you can figure out how to turn this into an ATM…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默认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at you will need to do</text:p>
              </text:list-item>
              <text:list-item>
                <text:p>Worry about the details – Use google to do a lot of research</text:p>
              </text:list-item>
              <text:list-item>
                <text:p>Call people up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默认" presentation:presentation-page-layout-name="AL2T1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y banks won't touch this.</text:p>
                <text:list>
                  <text:list-item>
                    <text:p>I am in Hong Kong</text:p>
                  </text:list-item>
                  <text:list-item>
                    <text:p>House is in United States</text:p>
                  </text:list-item>
                </text:list>
              </text:list-item>
              <text:list-item>
                <text:p>Normally the US would use a conforming mortgage</text:p>
                <text:list>
                  <text:list-item>
                    <text:p>Because I am self-employed I do not have an income</text:p>
                  </text:list-item>
                  <text:list-item>
                    <text:p>Because I am in Hong Kong, any income that I do have is not subject to US judicial process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默认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exas has some restrictions regarding second mortgages – Need to research those</text:p>
              </text:list-item>
              <text:list-item>
                <text:p>Also, need to make sure that 1) you can trust me to pay back the money and 2) you can take the house if I don't.</text:p>
              </text:list-item>
              <text:list-item>
                <text:p>A lot of legal details. <text:s/>But you can research this on google. 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默认" presentation:presentation-page-layout-name="AL2T1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at you will need</text:p>
                <text:list>
                  <text:list-item>
                    <text:p>Someone to provide the funds (anyone with a rich uncle?)</text:p>
                  </text:list-item>
                  <text:list-item>
                    <text:p>Crowdfunding? <text:s/>Can you crowdfund?</text:p>
                  </text:list-item>
                  <text:list-item>
                    <text:p>Someone to do the legal work</text:p>
                  </text:list-item>
                  <text:list-item>
                    <text:p>A foreclosure agent in case everything goes wrong</text:p>
                    <text:list>
                      <text:list-item>
                        <text:p>Who is going to mow the lawn if the house gets foreclosed?</text:p>
                      </text:list-item>
                    </text:list>
                  </text:list-item>
                </text:list>
              </text:list-item>
              <text:list-item>
                <text:p>I can provide some lead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默认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esearch</text:p>
                <text:list>
                  <text:list-item>
                    <text:p>Would there be any way for a US lender to access any assets I have in Hong Kong?</text:p>
                  </text:list-item>
                  <text:list-item>
                    <text:p>How are you going to service the mortgage (i.e. who sends out the statements)? <text:s/>Who actually goes through the foreclosure process.</text:p>
                  </text:list-item>
                  <text:list-item>
                    <text:p>How do we avoid destroying the world if everyone does this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默认" presentation:presentation-page-layout-name="AL2T1">
        <draw:frame presentation:style-name="pr1" draw:layer="layout" svg:width="25.199cm" svg:height="3.506cm" svg:x="1.4cm" svg:y="0.837cm" presentation:class="title">
          <draw:text-box>
            <text:p>Due dillegenc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How do you know I will pay you?</text:p>
                <text:list>
                  <text:list-item>
                    <text:p>More research in HK contract law.</text:p>
                  </text:list-item>
                </text:list>
              </text:list-item>
              <text:list-item>
                <text:p>What happens if you have several people involved?</text:p>
                <text:list>
                  <text:list-item>
                    <text:p>You figure this out. <text:s/>See it's not that eas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默认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f you can figure out how to do this, then the gates open up.</text:p>
              </text:list-item>
              <text:list-item>
                <text:p>Right now, you borrow money from the bank, you then deposit the money back into the bank, they bank takes your money.</text:p>
              </text:list-item>
              <text:list-item>
                <text:p>Why can't you use your own house as an ATM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TW" svg:font-family="'AR PL UMing TW'" style:font-family-generic="system" style:font-pitch="variable"/>
    <style:font-face style:name="FreeSans" svg:font-family="FreeSans" style:font-family-generic="system" style:font-pitch="variable"/>
    <style:font-face style:name="文泉驛微米黑" svg:font-family="文泉驛微米黑" style:font-family-generic="system" style:font-pitch="variable"/>
    <style:font-face style:name="開放黑體" svg:font-family="開放黑體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AR PL UMing TW" style:font-size-asian="24pt" style:language-asian="zh" style:country-asian="TW" style:font-name-complex="開放黑體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文泉驛微米黑" style:font-family-asian="文泉驛微米黑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文泉驛微米黑" style:font-family-asian="文泉驛微米黑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文泉驛微米黑" style:font-family-asian="文泉驛微米黑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top="0.4cm" fo:margin-bottom="0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top="0.3cm" fo:margin-bottom="0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top="0.2cm" fo:margin-bottom="0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top="0.1cm" fo:margin-bottom="0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top="0.1cm" fo:margin-bottom="0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top="0.1cm" fo:margin-bottom="0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top="0.1cm" fo:margin-bottom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top="0.1cm" fo:margin-bottom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文泉驛微米黑" style:font-family-asian="文泉驛微米黑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文泉驛微米黑" style:font-family-asian="文泉驛微米黑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默认-backgroundobjects">
      <style:graphic-properties draw:stroke="none" draw:fill="none" draw:fill-color="#ffffff" draw:auto-grow-height="false" fo:min-height="1.449cm"/>
    </style:style>
    <style:style style:name="Mpr2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3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编号&gt;</text:page-number></text:p>
        </draw:text-box>
      </draw:frame>
    </style:handout-master>
    <style:master-page style:name="默认" style:page-layout-name="PM1" draw:style-name="Mdp1">
      <draw:frame presentation:style-name="默认-title" draw:layer="backgroundobjects" svg:width="25.199cm" svg:height="3.506cm" svg:x="1.4cm" svg:y="0.837cm" presentation:class="title" presentation:placeholder="true">
        <draw:text-box/>
      </draw:frame>
      <draw:frame presentation:style-name="默认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编号&gt;</text:page-number></text:p>
        </draw:text-box>
      </draw:frame>
      <presentation:notes style:page-layout-name="PM0">
        <draw:page-thumbnail presentation:style-name="默认-title" draw:layer="backgroundobjects" svg:width="14.848cm" svg:height="11.136cm" svg:x="3.075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编号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Wang Joseph</meta:initial-creator>
    <meta:creation-date>2015-03-28T18:15:04.915510736</meta:creation-date>
    <dc:date>2015-03-28T18:37:53.017565223</dc:date>
    <dc:creator>Wang Joseph</dc:creator>
    <meta:editing-duration>PT7M38S</meta:editing-duration>
    <meta:editing-cycles>1</meta:editing-cycles>
    <meta:document-statistic meta:object-count="65"/>
    <meta:generator>LibreOffice/4.4.1.2$Linux_X86_64 LibreOffice_project/40$Build-2</meta:generator>
  </office:meta>
</office:document-meta>
</file>